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4.104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text-properties fo:color="#ffffff" style:font-name="Segoe UI1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center">
        <style:tab-stops>
          <style:tab-stop style:position="19.05cm" style:type="right"/>
        </style:tab-stops>
      </style:paragraph-properties>
      <style:text-properties fo:color="#000000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Segoe UI1" fo:font-size="36pt" fo:text-shadow="1pt 1pt" fo:font-weight="bold" style:font-size-asian="36pt" style:font-weight-asian="bold" style:font-size-complex="36pt" style:font-weight-complex="bold"/>
    </style:style>
    <style:style style:name="P6" style:family="paragraph">
      <style:paragraph-properties fo:text-align="center">
        <style:tab-stops>
          <style:tab-stop style:position="19.05cm" style:type="right"/>
        </style:tab-stops>
      </style:paragraph-properties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margin-left="2.062cm" fo:margin-right="0cm" fo:text-align="center" fo:text-indent="-2.062cm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color="#ffffff" style:font-name="Segoe UI1" fo:font-size="32pt" fo:text-shadow="1pt 1pt" style:font-size-asian="32pt" style:font-size-complex="32pt"/>
    </style:style>
    <style:style style:name="P10" style:family="paragraph">
      <loext:graphic-properties draw:fill="none" draw:fill-color="#ffffff"/>
      <style:paragraph-properties fo:text-align="center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11" style:family="paragraph">
      <style:paragraph-properties fo:margin-left="0.318cm" fo:margin-right="0cm" fo:text-indent="0cm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ffffff" style:font-name="Segoe UI1" fo:font-size="26pt" fo:text-shadow="1pt 1pt" style:font-size-asian="26pt" style:font-size-complex="26pt"/>
    </style:style>
    <style:style style:name="T6" style:family="text">
      <style:text-properties fo:color="#000000" style:font-name="Segoe UI Semibold" fo:font-size="20pt" fo:text-shadow="none" fo:font-weight="normal" style:font-size-asian="20pt" style:font-weight-asian="normal" style:font-size-complex="20pt" style:font-weight-complex="normal"/>
    </style:style>
    <style:style style:name="T7" style:family="text">
      <style:text-properties fo:color="#ffffff" style:font-name="Segoe UI1" fo:font-size="16pt" fo:text-shadow="1pt 1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638cm" svg:height="3.063cm" svg:x="1.524cm" svg:y="0.508cm">
          <draw:text-box>
            <text:p text:style-name="P1"><text:span text:style-name="T1">HYMN #867</text:span></text:p>
            <text:p text:style-name="P1"><text:span text:style-name="T2">“</text:span><text:span text:style-name="T2">Let Children Hear the Mighty Deeds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5" draw:layer="layout" svg:width="24.638cm" svg:height="7.011cm" svg:x="1.524cm" svg:y="0.508cm">
          <draw:text-box>
            <text:p text:style-name="P4"><text:span text:style-name="T3">1. </text:span><text:span text:style-name="T4">Let children hear the mighty deeds</text:span><text:span text:style-name="T4"><text:line-break/></text:span><text:span text:style-name="T4">Which God performed of old,</text:span><text:span text:style-name="T4"><text:line-break/></text:span><text:span text:style-name="T4">Which in our younger days we saw,</text:span><text:span text:style-name="T4"><text:line-break/></text:span><text:span text:style-name="T4">And which our parents tol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3" draw:text-style-name="P8" draw:layer="layout" svg:width="24.638cm" svg:height="7.011cm" svg:x="1.524cm" svg:y="0.508cm">
          <draw:text-box>
            <text:p text:style-name="P6"><text:span text:style-name="T3">2. </text:span><text:span text:style-name="T4">So make to them His glories known, </text:span></text:p>
            <text:p text:style-name="P7"><text:span text:style-name="T4">His works of pow’r and grace;</text:span></text:p>
            <text:p text:style-name="P7"><text:span text:style-name="T4">And we’ll convey His wonders down</text:span></text:p>
            <text:p text:style-name="P7"><text:span text:style-name="T4">Through ev’ry rising r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3" draw:text-style-name="P9" draw:layer="layout" svg:width="24.638cm" svg:height="7.011cm" svg:x="1.524cm" svg:y="0.762cm">
          <draw:text-box>
            <text:p text:style-name="P1"><text:span text:style-name="T3">3. </text:span><text:span text:style-name="T4">Our sons and daughters we shall tell </text:span><text:span text:style-name="T4"><text:line-break/></text:span><text:span text:style-name="T4">And they again to theirs</text:span><text:span text:style-name="T4"><text:line-break/></text:span><text:span text:style-name="T4">That generations yet unborn</text:span><text:span text:style-name="T4"><text:line-break/></text:span><text:span text:style-name="T4">May teach them to their heir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3" draw:text-style-name="P10" draw:layer="layout" svg:width="24.638cm" svg:height="7.011cm" svg:x="1.524cm" svg:y="0.508cm">
          <draw:text-box>
            <text:p text:style-name="P6"><text:span text:style-name="T3">4. </text:span><text:span text:style-name="T4">O teach them with all diligence</text:span><text:span text:style-name="T4"><text:line-break/></text:span><text:span text:style-name="T4">The truths of God’s own Word,</text:span><text:span text:style-name="T4"><text:line-break/></text:span><text:span text:style-name="T4">To place in Him their confidence,</text:span><text:span text:style-name="T4"><text:line-break/></text:span><text:span text:style-name="T4">To fear and trust their Lord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4" draw:text-style-name="P2" draw:layer="layout" svg:width="24.638cm" svg:height="14.354cm" svg:x="1.524cm" svg:y="0.508cm">
          <draw:text-box>
            <text:p text:style-name="P1"><text:span text:style-name="T3">5. </text:span><text:span text:style-name="T4">To learn that in our God alone</text:span><text:span text:style-name="T4"><text:line-break/></text:span><text:span text:style-name="T4">Their hope securely stands,</text:span><text:span text:style-name="T4"><text:line-break/></text:span><text:span text:style-name="T4">That they may never doubt His love</text:span><text:span text:style-name="T4"><text:line-break/></text:span><text:span text:style-name="T4">But walk in His commands.</text:span></text:p>
            <text:p text:style-name="P11"><text:span text:style-name="T5"><text:line-break/></text:span><text:span text:style-name="T5"/></text:p>
            <text:p text:style-name="P11"><text:span text:style-name="T6">© 1941 Concordia Publishing House. </text:span></text:p>
            <text:p text:style-name="P11"><text:span text:style-name="T6">Used by permission: </text:span></text:p>
            <text:p text:style-name="P11"><text:span text:style-name="T6">LSB Hymn License </text:span></text:p>
            <text:p text:style-name="P11"><text:span text:style-name="T6">.NET, no. 100011038.</text:span></text:p>
            <text:p text:style-name="P11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5T09:58:49.277000000</meta:creation-date>
    <dc:date>2019-01-18T16:14:09.558000000</dc:date>
    <meta:editing-duration>PT11M23S</meta:editing-duration>
    <meta:editing-cycles>3</meta:editing-cycles>
    <meta:generator>LibreOffice/6.1.3.2$Windows_X86_64 LibreOffice_project/86daf60bf00efa86ad547e59e09d6bb77c699acb</meta:generator>
    <meta:document-statistic meta:object-count="111"/>
  </office:meta>
</office:document-meta>
</file>